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0ea0428"/>
    </style:style>
    <style:style style:name="P2" style:family="paragraph" style:parent-style-name="Text_20_body">
      <style:text-properties officeooo:rsid="00e598cd" officeooo:paragraph-rsid="00f0fd6e"/>
    </style:style>
    <style:style style:name="P3" style:family="paragraph" style:parent-style-name="Text_20_body">
      <style:text-properties officeooo:rsid="00f4c05a" officeooo:paragraph-rsid="00f4c05a"/>
    </style:style>
    <style:style style:name="P4" style:family="paragraph" style:parent-style-name="Text_20_body">
      <style:text-properties fo:font-size="7pt" officeooo:rsid="00758099" officeooo:paragraph-rsid="011bed83" style:font-size-asian="7pt" style:font-size-complex="7pt"/>
    </style:style>
    <style:style style:name="P5" style:family="paragraph" style:parent-style-name="Text_20_body" style:list-style-name="L1">
      <style:text-properties officeooo:rsid="00e598cd" officeooo:paragraph-rsid="00ea0428"/>
    </style:style>
    <style:style style:name="P6" style:family="paragraph" style:parent-style-name="Text_20_body" style:list-style-name="L1">
      <style:text-properties officeooo:rsid="00e598cd" officeooo:paragraph-rsid="00f4c05a"/>
    </style:style>
    <style:style style:name="P7" style:family="paragraph" style:parent-style-name="Text_20_body" style:list-style-name="L1">
      <style:text-properties officeooo:rsid="00e598cd" officeooo:paragraph-rsid="0103f66f"/>
    </style:style>
    <style:style style:name="P8" style:family="paragraph" style:parent-style-name="Text_20_body" style:list-style-name="L1">
      <style:text-properties officeooo:rsid="00e598cd" officeooo:paragraph-rsid="011dc595"/>
    </style:style>
    <style:style style:name="P9" style:family="paragraph" style:parent-style-name="Text_20_body">
      <style:text-properties officeooo:rsid="00e598cd" officeooo:paragraph-rsid="011dc595"/>
    </style:style>
    <style:style style:name="P10" style:family="paragraph" style:parent-style-name="Text_20_body" style:list-style-name="L1">
      <style:text-properties officeooo:rsid="00fa49af" officeooo:paragraph-rsid="00fb6e4f"/>
    </style:style>
    <style:style style:name="P11" style:family="paragraph" style:parent-style-name="Text_20_body">
      <style:text-properties fo:font-size="8pt" officeooo:rsid="01118ebf" officeooo:paragraph-rsid="00f4c05a" style:font-size-asian="8pt" style:font-size-complex="8pt"/>
    </style:style>
    <style:style style:name="P12" style:family="paragraph" style:parent-style-name="Text_20_body" style:list-style-name="L1">
      <style:text-properties officeooo:rsid="011dc595" officeooo:paragraph-rsid="011dc595"/>
    </style:style>
    <style:style style:name="T1" style:family="text">
      <style:text-properties officeooo:rsid="00e91d1a"/>
    </style:style>
    <style:style style:name="T2" style:family="text">
      <style:text-properties officeooo:rsid="00ed8b68"/>
    </style:style>
    <style:style style:name="T3" style:family="text">
      <style:text-properties officeooo:rsid="00f0fd6e"/>
    </style:style>
    <style:style style:name="T4" style:family="text">
      <style:text-properties officeooo:rsid="00f4c05a"/>
    </style:style>
    <style:style style:name="T5" style:family="text">
      <style:text-properties officeooo:rsid="00f8cc3f"/>
    </style:style>
    <style:style style:name="T6" style:family="text">
      <style:text-properties officeooo:rsid="00fa49af"/>
    </style:style>
    <style:style style:name="T7" style:family="text">
      <style:text-properties officeooo:rsid="00fb6e4f"/>
    </style:style>
    <style:style style:name="T8" style:family="text">
      <style:text-properties officeooo:rsid="00fc374f"/>
    </style:style>
    <style:style style:name="T9" style:family="text">
      <style:text-properties officeooo:rsid="00fde1c5"/>
    </style:style>
    <style:style style:name="T10" style:family="text">
      <style:text-properties officeooo:rsid="00ffbcfe"/>
    </style:style>
    <style:style style:name="T11" style:family="text">
      <style:text-properties officeooo:rsid="0109c0eb"/>
    </style:style>
    <style:style style:name="T12" style:family="text">
      <style:text-properties officeooo:rsid="011dc595"/>
    </style:style>
    <style:style style:name="T13" style:family="text">
      <style:text-properties officeooo:rsid="011dd5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SON configuration</text:h>
      <text:p text:style-name="P4">190<text:span text:style-name="T1">917</text:span>, updated <text:span text:style-name="T1">17</text:span>.<text:span text:style-name="T1">9</text:span>.2019/pekka</text:p>
      <text:p text:style-name="P9"><text:span text:style-name="T3">W</text:span>e <text:span text:style-name="T11">specify hardware configuration </text:span>as JSON and then generate the C file automatically by <text:span text:style-name="T12">shell script cpins.sh</text:span>. <text:span text:style-name="T12">The cpins.sh calls python script /coderoot/pins/scripts/pins-to-c/pins-to-c.py.</text:span></text:p>
      <text:p text:style-name="P9"/>
      <text:p text:style-name="P9">Simple case: <text:span text:style-name="T12">LED_BUILTIN</text:span> binary output turns on <text:span text:style-name="T12">the build in LED on IO board</text:span>. <text:s/><text:span text:style-name="T11">The example IO application is called “jane” and example hardware it runs on is named “carol” (ESP32 development board).</text:span></text:p>
      <text:p text:style-name="P2"/>
      <text:list xml:id="list1211263092" text:style-name="L1">
        <text:list-item>
          <text:p text:style-name="P8"><text:span text:style-name="T9">T</text:span>he <text:span text:style-name="T12">LED_BUILTIN</text:span> <text:span text:style-name="T9">output is mapped to specific IO pin </text:span>by <text:span text:style-name="T12">GPIO pin number</text:span>, or bank number and pin <text:span text:style-name="T8">number </text:span>within bank. <text:span text:style-name="T8">W</text:span>e may <text:span text:style-name="T8">also </text:span>have some <text:span text:style-name="T8">attributes</text:span> <text:span text:style-name="T8">for </text:span>IO <text:span text:style-name="T8">pin</text:span>. <text:span text:style-name="T9">For example SERVO PWM has frequency, resolution, initial value, etc.</text:span></text:p>
        </text:list-item>
        <text:list-item>
          <text:p text:style-name="P6">So one pin <text:span text:style-name="T10">(</text:span>or more generally IO item <text:span text:style-name="T10">since we can include timers etc)</text:span>, <text:span text:style-name="T10">is </text:span>configured by <text:span text:style-name="T12">name, address and and various </text:span>parameters. </text:p>
        </text:list-item>
        <text:list-item>
          <text:p text:style-name="P12">Group attribute can be used to generate groups of pins.</text:p>
        </text:list-item>
        <text:list-item>
          <text:p text:style-name="P5"><text:span text:style-name="T6">Attribute values excluding group </text:span>are always integers.</text:p>
        </text:list-item>
        <text:list-item>
          <text:p text:style-name="P7">Some parameters can be changed while the code runs. </text:p>
        </text:list-item>
      </text:list>
      <text:p text:style-name="P1"/>
      <text:p text:style-name="P3"><text:span text:style-name="T5">As JSON t</text:span>his <text:span text:style-name="T5">pin setup </text:span>would look something like:</text:p>
      <text:p text:style-name="P11">{</text:p>
      <text:p text:style-name="P11"><text:s text:c="2"/>"pins": {</text:p>
      <text:p text:style-name="P11"><text:s text:c="4"/>"name": "jane",</text:p>
      <text:p text:style-name="P11"><text:s text:c="4"/>"title": "IO pin setup for 'jane' application on 'carol' hardware",</text:p>
      <text:p text:style-name="P11"><text:s text:c="4"/>"inputs": {</text:p>
      <text:p text:style-name="P11"><text:tab/> <text:s/>"DIP_SWITCH_3": {"addr": 34, "pull-up": 1},</text:p>
      <text:p text:style-name="P11"><text:tab/> <text:s/>"DIP_SWITCH_4": {"addr": 35},</text:p>
      <text:p text:style-name="P11"><text:tab/> <text:s/>"TOUCH_SENSOR": {"addr": 4, "touch": 1}</text:p>
      <text:p text:style-name="P11"><text:s text:c="4"/>},</text:p>
      <text:p text:style-name="P11"><text:s text:c="4"/>"outputs": {</text:p>
      <text:p text:style-name="P11"><text:tab/> <text:s/>"LED_BUILTIN": {"addr": 2}</text:p>
      <text:p text:style-name="P11"><text:s text:c="4"/>},</text:p>
      <text:p text:style-name="P11"><text:s text:c="4"/>"analog_inputs": {</text:p>
      <text:p text:style-name="P11"><text:tab/> <text:s/>"POTENTIOMETER": {"addr": 25, "speed": 3, "delay": 11, "max": 4095}</text:p>
      <text:p text:style-name="P11"><text:s text:c="4"/>},</text:p>
      <text:p text:style-name="P11"><text:s text:c="4"/>"pwm": {</text:p>
      <text:p text:style-name="P11"><text:tab/> <text:s/>"SERVO": {"bank": 0, "addr": 32, "frequency": 50, "resolution": 12, "init": 2048, "max": 4095},</text:p>
      <text:p text:style-name="P11"><text:tab/> <text:s/>"DIMMER_LED": {"bank": 1, "addr": 33, "frequency": 5000, "resolution": 12, "init": 0, "max": 4095}</text:p>
      <text:p text:style-name="P11"><text:s text:c="4"/>}</text:p>
      <text:p text:style-name="P11"><text:s text:c="2"/>}</text:p>
      <text:p text:style-name="P11">}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8T06:12:21.542933027</dc:date>
    <meta:editing-duration>P2DT10H35M12S</meta:editing-duration>
    <meta:editing-cycles>233</meta:editing-cycles>
    <meta:generator>LibreOffice/6.2.4.2$Linux_X86_64 LibreOffice_project/20$Build-2</meta:generator>
    <meta:document-statistic meta:table-count="0" meta:image-count="0" meta:object-count="0" meta:page-count="1" meta:paragraph-count="31" meta:word-count="244" meta:character-count="1622" meta:non-whitespace-character-count="1346"/>
  </office:meta>
</office:document-meta>
</file>